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VL ゴシック" svg:font-family="'VL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6666ff" draw:marker-start-width="0.35cm" draw:marker-end-width="0.35cm" draw:fill="none" draw:fill-color="#ffffff" fo:min-height="1.13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14004" draw:marker-start-width="0.35cm" draw:marker-end-width="0.35cm" draw:fill="solid" draw:fill-color="#579d1c" draw:textarea-horizontal-align="justify" draw:textarea-vertical-align="middle" draw:auto-grow-height="false" fo:min-height="0.05cm" fo:min-width="8.6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="Small_20_Arrow" draw:marker-start-width="0.45cm" draw:marker-end="Small_20_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solid" svg:stroke-width="0.1cm" svg:stroke-color="#66ff00" draw:marker-start-width="0.35cm" draw:marker-end-width="0.35cm" draw:fill="none" draw:fill-color="#ffffff" fo:min-height="1.136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33ff" draw:marker-start-width="0.35cm" draw:marker-end-width="0.35cm" draw:fill="none" draw:fill-color="#ffffff" fo:min-height="1.136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811cm" fo:min-width="0.661cm"/>
    </style:style>
    <style:style style:name="gr9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1.35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339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56cm" fo:min-width="1.31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="Arrow_20_concave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6cm" draw:marker-start-width="0.36cm" draw:marker-end="Arrow_20_concave" draw:marker-end-width="0.36cm" draw:fill="none" draw:textarea-vertical-align="middle" fo:padding-top="0.179cm" fo:padding-bottom="0.179cm" fo:padding-left="0.304cm" fo:padding-right="0.304cm"/>
    </style:style>
    <style:style style:name="gr15" style:family="graphic" style:parent-style-name="standard">
      <style:graphic-properties draw:stroke="none" svg:stroke-color="#000000" draw:fill="none" draw:fill-color="#ffffff" fo:min-height="1.297cm"/>
    </style:style>
    <style:style style:name="gr16" style:family="graphic" style:parent-style-name="standard">
      <style:graphic-properties draw:stroke="none" draw:fill="gradient" draw:fill-gradient-name="Gray_20_Gradient_20_1" draw:textarea-horizontal-align="justify" draw:textarea-vertical-align="middle" draw:auto-grow-height="false" fo:min-height="0.306cm" fo:min-width="0cm"/>
    </style:style>
    <style:style style:name="gr17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0.436cm" fo:min-width="0.186cm"/>
    </style:style>
    <style:style style:name="gr18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2.967cm"/>
    </style:style>
    <style:style style:name="gr21" style:family="graphic" style:parent-style-name="standard">
      <style:graphic-properties draw:stroke="solid" svg:stroke-width="0.1cm" svg:stroke-color="#999999" draw:marker-start-width="0.35cm" draw:marker-end-width="0.35cm" draw:fill="none" draw:fill-color="#ffffff" draw:textarea-vertical-align="middle" fo:min-height="1.534cm" fo:padding-top="0.175cm" fo:padding-bottom="0.175cm" fo:padding-left="0.3cm" fo:padding-right="0.3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 draw:fill-color="#ffffff"/>
      <style:paragraph-properties fo:line-height="150%" fo:text-align="start"/>
      <style:text-properties style:font-name="TeX Gyre Bonum" fo:font-size="24pt" style:font-name-asian="VL ゴシック" style:font-size-asian="24pt" style:font-size-complex="24p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="solid" draw:fill-color="#579d1c"/>
      <style:paragraph-properties fo:text-align="center"/>
      <style:text-properties style:font-name="TeX Gyre Bonum" style:font-name-asian="VL ゴシック"/>
    </style:style>
    <style:style style:name="P5" style:family="paragraph">
      <loext:graphic-properties draw:fill="none"/>
      <style:paragraph-properties fo:text-align="center"/>
      <style:text-properties style:font-name="TeX Gyre Bonum" style:font-name-asian="VL ゴシック"/>
    </style:style>
    <style:style style:name="P6" style:family="paragraph">
      <loext:graphic-properties draw:fill="gradient" draw:fill-gradient-name="Gradient_20_11"/>
      <style:paragraph-properties fo:text-align="center"/>
      <style:text-properties style:font-name="TeX Gyre Bonum" style:font-name-asian="VL ゴシック"/>
    </style:style>
    <style:style style:name="P7" style:family="paragraph">
      <style:paragraph-properties fo:text-align="center"/>
      <style:text-properties style:font-name="TeX Gyre Bonum" style:font-name-asian="VL ゴシック"/>
    </style:style>
    <style:style style:name="P8" style:family="paragraph">
      <loext:graphic-properties draw:fill="none" draw:fill-color="#ffffff"/>
      <style:text-properties style:font-name="TeX Gyre Bonum" fo:font-size="28pt" style:font-name-asian="VL ゴシック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end"/>
      <style:text-properties style:font-name="TeX Gyre Bonum" fo:font-size="28pt" style:font-name-asian="VL ゴシック" style:font-size-asian="28pt" style:font-size-complex="2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TeX Gyre Bonum" fo:font-size="24pt" style:font-name-asian="VL ゴシック" style:font-size-asian="24pt" style:font-size-complex="28pt"/>
    </style:style>
    <style:style style:name="P13" style:family="paragraph">
      <loext:graphic-properties draw:fill="gradient" draw:fill-gradient-name="Gray_20_Gradient_20_1"/>
      <style:paragraph-properties fo:text-align="center"/>
      <style:text-properties style:font-name="TeX Gyre Bonum" style:font-name-asian="VL ゴシック"/>
    </style:style>
    <style:style style:name="P14" style:family="paragraph">
      <loext:graphic-properties draw:fill="gradient" draw:fill-gradient-name="Gradient_20_13"/>
      <style:paragraph-properties fo:text-align="center"/>
      <style:text-properties style:font-name="TeX Gyre Bonum" style:font-name-asian="VL ゴシック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TeX Gyre Bonum" fo:font-size="28pt" style:font-name-asian="VL ゴシック" style:font-size-asian="28pt" style:font-size-complex="28pt"/>
    </style:style>
    <style:style style:name="P17" style:family="paragraph">
      <loext:graphic-properties draw:fill="none" draw:fill-color="#ffffff"/>
      <style:text-properties style:font-name="TeX Gyre Bonum" fo:font-weight="normal" style:font-name-asian="VL ゴシック" style:font-weight-asian="normal" style:font-weight-complex="normal"/>
    </style:style>
    <style:style style:name="T1" style:family="text">
      <style:text-properties style:font-name="TeX Gyre Bonum" fo:font-size="24pt" style:font-name-asian="VL ゴシック" style:font-size-asian="24pt" style:font-size-complex="24pt"/>
    </style:style>
    <style:style style:name="T2" style:family="text">
      <style:text-properties style:font-name="TeX Gyre Bonum" fo:font-size="24pt" fo:font-weight="bold" style:font-name-asian="VL ゴシック" style:font-size-asian="24pt" style:font-weight-asian="bold" style:font-size-complex="24pt" style:font-weight-complex="bold"/>
    </style:style>
    <style:style style:name="T3" style:family="text">
      <style:text-properties style:font-name="TeX Gyre Bonum" fo:font-size="28pt" fo:font-style="italic" fo:font-weight="bold" style:font-name-asian="VL ゴシック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style:font-name="TeX Gyre Bonum" fo:font-size="28pt" style:font-name-asian="VL ゴシック" style:font-size-asian="28pt" style:font-size-complex="28pt"/>
    </style:style>
    <style:style style:name="T5" style:family="text">
      <style:text-properties style:font-name="TeX Gyre Bonum" fo:font-size="28pt" fo:font-style="italic" style:font-name-asian="VL ゴシック" style:font-size-asian="28pt" style:font-style-asian="italic" style:font-size-complex="28pt" style:font-style-complex="italic"/>
    </style:style>
    <style:style style:name="T6" style:family="text">
      <style:text-properties style:font-name="TeX Gyre Bonum" fo:font-size="24pt" fo:font-style="italic" style:font-name-asian="VL ゴシック" style:font-size-asian="24pt" style:font-style-asian="italic" style:font-size-complex="28pt" style:font-style-complex="italic"/>
    </style:style>
    <style:style style:name="T7" style:family="text">
      <style:text-properties style:font-name="TeX Gyre Bonum" fo:font-size="24pt" style:font-name-asian="VL ゴシック" style:font-size-asian="24pt" style:font-size-complex="28pt"/>
    </style:style>
    <style:style style:name="T8" style:family="text">
      <style:text-properties style:font-name="TeX Gyre Bonum" fo:font-weight="normal" style:font-name-asian="VL ゴシック" style:font-weight-asian="normal" style:font-weight-complex="normal"/>
    </style:style>
    <style:style style:name="T9" style:family="text">
      <style:text-properties style:font-name="TeX Gyre Bonum" fo:font-size="32pt" fo:font-style="italic" fo:font-weight="normal" style:font-name-asian="VL ゴシック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style:font-name="TeX Gyre Bonum" fo:font-size="20pt" fo:font-weight="normal" style:font-name-asian="VL ゴシック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14.2cm" svg:height="1.486cm" svg:x="1.9cm" svg:y="1.6cm">
            <draw:text-box>
              <text:p text:style-name="P1"><text:span text:style-name="T1">1[s] : </text:span><text:span text:style-name="T2">時間 </text:span><text:span text:style-name="T1">の基本単位の定義</text:span></text:p>
            </draw:text-box>
          </draw:frame>
          <draw:frame draw:style-name="gr1" draw:text-style-name="P2" draw:layer="layout" svg:width="14.2cm" svg:height="1.486cm" svg:x="3.2cm" svg:y="4.2cm">
            <draw:text-box>
              <text:p text:style-name="P1"><text:span text:style-name="T1">1[m] : </text:span><text:span text:style-name="T2">長さ </text:span><text:span text:style-name="T1">の基本単位の定義</text:span></text:p>
            </draw:text-box>
          </draw:frame>
          <draw:frame draw:style-name="gr1" draw:text-style-name="P2" draw:layer="layout" svg:width="13cm" svg:height="1.486cm" svg:x="5.8cm" svg:y="8.3cm">
            <draw:text-box>
              <text:p text:style-name="P3"><text:span text:style-name="T1">1[kg] : </text:span><text:span text:style-name="T2">質量 </text:span><text:span text:style-name="T1">の基本単位の定義</text:span></text:p>
            </draw:text-box>
          </draw:frame>
          <draw:custom-shape draw:style-name="gr2" draw:text-style-name="P4" draw:layer="layout" svg:width="9.2cm" svg:height="0.4cm" svg:x="8.6cm" svg:y="6.01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8.6cm" svg:y1="6.811cm" svg:x2="17.8cm" svg:y2="6.811cm">
            <text:p/>
          </draw:line>
          <draw:custom-shape draw:style-name="gr4" draw:text-style-name="P6" draw:layer="layout" svg:width="1.6cm" svg:height="1.6cm" svg:x="15.7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2.5cm" svg:height="1.486cm" svg:x="4cm" svg:y="15.6cm">
            <draw:text-box>
              <text:p text:style-name="P1"><text:span text:style-name="T1">1[A] : </text:span><text:span text:style-name="T2">電流 </text:span><text:span text:style-name="T1">の基本単位の定義</text:span></text:p>
            </draw:text-box>
          </draw:frame>
          <draw:line draw:style-name="gr6" draw:text-style-name="P5" draw:layer="layout" svg:x1="4.5cm" svg:y1="2.9cm" svg:x2="4.5cm" svg:y2="4.2cm">
            <text:p/>
          </draw:line>
          <draw:frame draw:style-name="gr7" draw:text-style-name="P2" draw:layer="layout" svg:width="17.1cm" svg:height="1.486cm" svg:x="1.7cm" svg:y="12.1cm">
            <draw:text-box>
              <text:p text:style-name="P1"><text:span text:style-name="T1">1[N] : </text:span><text:span text:style-name="T2">力 </text:span><text:span text:style-name="T1">の基本単位の定義</text:span></text:p>
            </draw:text-box>
          </draw:frame>
          <draw:g>
            <draw:custom-shape draw:style-name="gr8" draw:text-style-name="P7" draw:layer="layout" svg:width="1.161cm" svg:height="1.061cm" svg:x="13cm" svg:y="14.327cm">
              <text:p/>
              <draw:enhanced-geometry svg:viewBox="0 0 21600 21600" draw:extrusion="true" draw:type="rectangle" draw:enhanced-path="M 0 0 L 21600 0 21600 21600 0 21600 0 0 Z N"/>
            </draw:custom-shape>
            <draw:line draw:style-name="gr9" draw:text-style-name="P5" draw:layer="layout" svg:x1="14.257cm" svg:y1="14.68cm" svg:x2="16.095cm" svg:y2="14.68cm">
              <text:p/>
            </draw:line>
            <draw:frame draw:style-name="gr10" draw:text-style-name="P8" draw:layer="layout" svg:width="2.805cm" svg:height="1.703cm" svg:x="16.095cm" svg:y="14.1cm">
              <draw:text-box>
                <text:p><text:span text:style-name="T3">F</text:span><text:span text:style-name="T4"> [N]</text:span></text:p>
              </draw:text-box>
            </draw:frame>
          </draw:g>
          <draw:frame draw:style-name="gr11" draw:text-style-name="P10" draw:layer="layout" svg:width="3.5cm" svg:height="1.589cm" svg:x="11.9cm" svg:y="10cm">
            <draw:text-box>
              <text:p text:style-name="P9"><text:span text:style-name="T5">m</text:span><text:span text:style-name="T4"> [kg]</text:span></text:p>
            </draw:text-box>
          </draw:frame>
          <draw:custom-shape draw:style-name="gr12" draw:text-style-name="P7" draw:layer="layout" svg:width="2.7cm" svg:height="2.7cm" svg:x="16.7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8.006cm" svg:y1="1.287cm" svg:x2="18.006cm" svg:y2="2.681cm">
            <text:p/>
          </draw:line>
          <draw:line draw:style-name="gr14" draw:text-style-name="P5" draw:layer="layout" svg:x1="18.006cm" svg:y1="2.681cm" svg:x2="18.768cm" svg:y2="2.071cm">
            <text:p/>
          </draw:line>
          <draw:frame draw:style-name="gr15" draw:text-style-name="P12" draw:layer="layout" svg:width="2.09cm" svg:height="1.547cm" svg:x="16.788cm" svg:y="2.332cm">
            <draw:text-box>
              <text:p text:style-name="P11"><text:span text:style-name="T6">t</text:span><text:span text:style-name="T7"> [s]</text:span></text:p>
            </draw:text-box>
          </draw:frame>
          <draw:frame draw:style-name="gr11" draw:text-style-name="P10" draw:layer="layout" svg:width="3.5cm" svg:height="1.589cm" svg:x="11.2cm" svg:y="6.611cm">
            <draw:text-box>
              <text:p text:style-name="P9"><text:span text:style-name="T5">l</text:span><text:span text:style-name="T4"> [m]</text:span></text:p>
            </draw:text-box>
          </draw:frame>
          <draw:line draw:style-name="gr6" draw:text-style-name="P5" draw:layer="layout" svg:x1="6.5cm" svg:y1="9.6cm" svg:x2="6.5cm" svg:y2="12.1cm">
            <text:p/>
          </draw:line>
          <draw:line draw:style-name="gr6" draw:text-style-name="P5" draw:layer="layout" svg:x1="6.5cm" svg:y1="13.4cm" svg:x2="6.5cm" svg:y2="15.6cm">
            <text:p/>
          </draw:line>
          <draw:g>
            <draw:custom-shape draw:style-name="gr16" draw:text-style-name="P13" draw:layer="layout" svg:width="0.714cm" svg:height="0.555cm" draw:transform="rotate (1.5707963267949) translate (14.793cm 18.653cm)">
              <text:p/>
  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  </draw:custom-shape>
            <draw:custom-shape draw:style-name="gr17" draw:text-style-name="P14" draw:layer="layout" svg:width="0.968cm" svg:height="0.968cm" svg:x="14.577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8" draw:text-style-name="P5" draw:layer="layout" svg:width="3.577cm" svg:height="2.212cm" svg:x="13.774cm" svg:y="18.386cm" svg:viewBox="0 0 3578 2213" svg:d="M1214 242c155 252-212 249-354 289-186 53-346 177-500 291-184 135-280 364-323 580-38 189-82 417 65 581 162 180 425 160 645 193 196 30 387 28 581 32 214 6 430 7 645 0 193-6 391 30 580-48 183-75 379-109 564-193 201-91 391-256 419-468 26-192 71-390 16-580-70-239-295-390-483-532-155-118-344-126-516-210-189-91-414-62-613-129l-194-32h-161l-80-16">
              <text:p/>
            </draw:path>
            <draw:line draw:style-name="gr19" draw:text-style-name="P5" draw:layer="layout" svg:x1="15.058cm" svg:y1="20.6cm" svg:x2="16.132cm" svg:y2="20.6cm">
              <text:p/>
            </draw:line>
            <draw:line draw:style-name="gr19" draw:text-style-name="P5" draw:layer="layout" svg:x1="17.331cm" svg:y1="19.884cm" svg:x2="17.384cm" svg:y2="19.258cm">
              <text:p/>
            </draw:line>
            <draw:line draw:style-name="gr19" draw:text-style-name="P5" draw:layer="layout" svg:x1="13.984cm" svg:y1="19.347cm" svg:x2="13.716cm" svg:y2="20.063cm">
              <text:p/>
            </draw:line>
            <draw:frame draw:style-name="gr20" draw:text-style-name="P16" draw:layer="layout" svg:width="2.505cm" svg:height="3.217cm" svg:x="16.579cm" svg:y="17.379cm">
              <draw:text-box>
                <text:p text:style-name="P15"><text:span text:style-name="T3">I </text:span><text:span text:style-name="T4">[A]</text:span></text:p>
              </draw:text-box>
            </draw:frame>
          </draw:g>
          <draw:frame draw:style-name="gr21" draw:text-style-name="P17" draw:layer="layout" svg:width="10.2cm" svg:height="1.884cm" svg:x="2.8cm" svg:y="17.8cm">
            <draw:text-box>
              <text:p text:style-name="P9"><text:span text:style-name="T8">（真空の透磁率 <text:s/></text:span><text:span text:style-name="T9">μ</text:span><text:span text:style-name="T10">0 </text:span><text:span text:style-name="T8">の定義）</text:span></text:p>
            </draw:text-box>
          </draw:frame>
          <draw:line draw:style-name="gr6" draw:text-style-name="P5" draw:layer="layout" svg:x1="6.5cm" svg:y1="17.8cm" svg:x2="6.5cm" svg:y2="16.8cm">
            <text:p/>
          </draw:line>
          <draw:line draw:style-name="gr6" draw:text-style-name="P5" draw:layer="layout" svg:x1="4.5cm" svg:y1="5.5cm" svg:x2="4.5cm" svg:y2="12.1cm">
            <text:p/>
          </draw:line>
          <draw:line draw:style-name="gr6" draw:text-style-name="P5" draw:layer="layout" svg:x1="2.4cm" svg:y1="2.9cm" svg:x2="2.4cm" svg:y2="12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VL ゴシック" svg:font-family="'VL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1" draw:display-name="Gradient 11" draw:style="radial" draw:cx="25%" draw:cy="25%" draw:start-color="#000000" draw:end-color="#ffffff" draw:start-intensity="100%" draw:end-intensity="75%" draw:border="0%"/>
    <draw:gradient draw:name="Gradient_20_13" draw:display-name="Gradient 13" draw:style="radial" draw:cx="25%" draw:cy="25%" draw:start-color="#ff9900" draw:end-color="#ffffff" draw:start-intensity="100%" draw:end-intensity="100%" draw:border="20%"/>
    <draw:gradient draw:name="Gray_20_Gradient_20_1" draw:display-name="Gray Gradient 1" draw:style="linear" draw:start-color="#1c1c1c" draw:end-color="#cccccc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5:05:01.030000000</meta:creation-date>
    <dc:date>2017-01-08T05:50:30.153870486</dc:date>
    <meta:editing-duration>PT44M30S</meta:editing-duration>
    <meta:editing-cycles>30</meta:editing-cycles>
    <meta:generator>LibreOffice/5.0.3.2$Linux_X86_64 LibreOffice_project/00m0$Build-2</meta:generator>
    <dc:creator>minsparkt</dc:creator>
    <meta:document-statistic meta:object-count="34"/>
  </office:meta>
</office:document-meta>
</file>